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528cm"/>
    </style:style>
    <style:style style:name="co2" style:family="table-column">
      <style:table-column-properties fo:break-before="auto" style:column-width="2.399cm"/>
    </style:style>
    <style:style style:name="co3" style:family="table-column">
      <style:table-column-properties fo:break-before="auto" style:column-width="2.82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3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3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3"/>
    <style:style style:name="ce19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3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79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c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33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c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.766cm" svg:height="7.97cm" svg:x="3.515cm" svg:y="16.429cm">
            <draw:object draw:notify-on-update-of-ranges="Hoja1.A15:Hoja1.A27 Hoja1.H14:Hoja1.H14 Hoja1.H15:Hoja1.H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11" draw:style-name="gr1" draw:text-style-name="P1" svg:width="14.272cm" svg:height="7.947cm" svg:x="22.739cm" svg:y="25.334cm">
            <draw:object draw:notify-on-update-of-ranges="Hoja1.A15:Hoja1.A27 Hoja1.J14:Hoja1.J14 Hoja1.J15:Hoja1.J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0" draw:style-name="gr1" draw:text-style-name="P1" svg:width="14.237cm" svg:height="7.922cm" svg:x="22.739cm" svg:y="16.453cm">
            <draw:object draw:notify-on-update-of-ranges="Hoja1.A15:Hoja1.A27 Hoja1.G14:Hoja1.G14 Hoja1.G15:Hoja1.G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.766cm" svg:height="7.968cm" svg:x="3.55cm" svg:y="25.358cm">
            <draw:object draw:notify-on-update-of-ranges="Hoja1.A15:Hoja1.A27 Hoja1.K15:Hoja1.K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string" calcext:value-type="string">
            <text:p>512m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string" calcext:value-type="string">
            <text:p>512m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63" office:value-type="string" calcext:value-type="string">
            <text:p>Sistema</text:p>
          </table:table-cell>
          <table:table-cell table:style-name="ce63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63"/>
          <table:table-cell table:style-name="ce63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79"/>
          <table:table-cell table:style-name="ce63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79"/>
          <table:table-cell table:number-columns-repeated="1013"/>
        </table:table-row>
        <table:table-row table:style-name="ro4">
          <table:table-cell table:style-name="ce63" office:value-type="string" calcext:value-type="string">
            <text:p>Usuarios</text:p>
          </table:table-cell>
          <table:table-cell table:style-name="ce63" office:value-type="string" calcext:value-type="string">
            <text:p>CPU, average (%)</text:p>
          </table:table-cell>
          <table:table-cell table:style-name="ce79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2">
          <table:table-cell table:style-name="ce9" table:number-columns-repeated="2"/>
          <table:table-cell table:style-name="ce25"/>
          <table:table-cell table:style-name="ce31"/>
          <table:table-cell table:style-name="ce41"/>
          <table:table-cell table:style-name="ce25"/>
          <table:table-cell table:style-name="ce31"/>
          <table:table-cell table:style-name="ce41"/>
          <table:table-cell table:style-name="ce55"/>
          <table:table-cell table:style-name="ce31"/>
          <table:table-cell table:style-name="ce41"/>
          <table:table-cell table:number-columns-repeated="1013"/>
        </table:table-row>
        <table:table-row table:style-name="ro2" table:number-rows-repeated="6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0" table:number-columns-repeated="2"/>
          <table:table-cell table:style-name="ce27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 table:number-rows-repeated="4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number number:decimal-places="0" loext:min-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loext:min-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loext:min-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3P2" style:volatile="true">
      <number:text>-</number:text>
      <number:number number:decimal-places="0" loext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7P2" style:volatile="true">
      <number:text>-</number:text>
      <number:number number:decimal-places="0" loext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35cm 0.035cm 0.035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 style:data-style-name="N2" text:time-value="19:26:24.7531303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1-02-27T12:23:24</meta:creation-date>
    <meta:editing-duration>PT10M37S</meta:editing-duration>
    <meta:editing-cycles>8</meta:editing-cycles>
    <meta:generator>LibreOffice/6.3.5.2$Linux_X86_64 LibreOffice_project/30$Build-2</meta:generator>
    <dc:date>2020-03-31T19:30:40.933711641</dc:date>
    <meta:document-statistic meta:table-count="1" meta:cell-count="40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89cm" svg:y="0.205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0.439cm" svg:y="0.934cm" svg:width="15.986cm" svg:height="6.31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08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0.471cm" svg:y="1.551cm" svg:width="13.678cm" svg:height="5.8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0cm" svg:y="1.58cm" svg:width="14.238cm" svg:height="5.608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36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001cm" svg:y="0.677cm" svg:width="16.767cm" svg:height="6.7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